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1" fo:font-size="14pt" officeooo:rsid="000aee3f" officeooo:paragraph-rsid="000aee3f" style:font-size-asian="12.25pt" style:font-size-complex="14pt"/>
    </style:style>
    <style:style style:name="P2" style:family="paragraph" style:parent-style-name="Standard">
      <style:text-properties style:font-name="Trebuchet MS1" fo:font-size="14pt" officeooo:rsid="000e41e5" officeooo:paragraph-rsid="000e41e5" style:font-size-asian="12.25pt" style:font-size-complex="14pt"/>
    </style:style>
    <style:style style:name="P3" style:family="paragraph" style:parent-style-name="Standard">
      <style:text-properties style:font-name="Trebuchet MS1" fo:font-size="14pt" officeooo:rsid="000e41e5" officeooo:paragraph-rsid="000e5d2d" style:font-size-asian="12.25pt" style:font-size-complex="14pt"/>
    </style:style>
    <style:style style:name="P4" style:family="paragraph" style:parent-style-name="Standard">
      <style:text-properties style:font-name="Trebuchet MS1" fo:font-size="14pt" officeooo:rsid="000e5d2d" officeooo:paragraph-rsid="000e5d2d" style:font-size-asian="12.25pt" style:font-size-complex="14pt"/>
    </style:style>
    <style:style style:name="P5" style:family="paragraph" style:parent-style-name="Standard" style:list-style-name="L1">
      <style:text-properties style:font-name="Trebuchet MS1" fo:font-size="14pt" officeooo:rsid="000aee3f" officeooo:paragraph-rsid="000aee3f" style:font-size-asian="12.25pt" style:font-size-complex="14pt"/>
    </style:style>
    <style:style style:name="P6" style:family="paragraph" style:parent-style-name="Standard">
      <style:text-properties style:font-name="Trebuchet MS1" fo:font-size="14pt" officeooo:rsid="0011ee6e" officeooo:paragraph-rsid="0011ee6e" style:font-size-asian="12.25pt" style:font-size-complex="14pt"/>
    </style:style>
    <style:style style:name="P7" style:family="paragraph" style:parent-style-name="Standard" style:list-style-name="L2">
      <style:text-properties style:font-name="Trebuchet MS1" fo:font-size="14pt" officeooo:rsid="000e13d7" officeooo:paragraph-rsid="000e13d7" style:font-size-asian="12.25pt" style:font-size-complex="14pt"/>
    </style:style>
    <style:style style:name="P8" style:family="paragraph" style:parent-style-name="Standard" style:list-style-name="L2">
      <style:text-properties style:font-name="Trebuchet MS1" fo:font-size="14pt" officeooo:paragraph-rsid="000e13d7" style:font-size-asian="12.25pt" style:font-size-complex="14pt"/>
    </style:style>
    <style:style style:name="P9" style:family="paragraph" style:parent-style-name="Standard" style:list-style-name="L2">
      <style:text-properties style:font-name="Trebuchet MS1" fo:font-size="14pt" officeooo:paragraph-rsid="000aee3f" style:font-size-asian="12.25pt" style:font-size-complex="14pt"/>
    </style:style>
    <style:style style:name="P10" style:family="paragraph" style:parent-style-name="Standard" style:list-style-name="L2">
      <style:text-properties style:font-name="Trebuchet MS1" fo:font-size="14pt" officeooo:paragraph-rsid="000bc96e" style:font-size-asian="12.25pt" style:font-size-complex="14pt"/>
    </style:style>
    <style:style style:name="P11" style:family="paragraph" style:parent-style-name="Standard" style:list-style-name="L2">
      <style:text-properties style:font-name="Trebuchet MS1" fo:font-size="14pt" officeooo:paragraph-rsid="000c8935" style:font-size-asian="12.25pt" style:font-size-complex="14pt"/>
    </style:style>
    <style:style style:name="P12" style:family="paragraph" style:parent-style-name="Standard" style:list-style-name="L2">
      <style:text-properties style:font-name="Trebuchet MS1" fo:font-size="14pt" officeooo:paragraph-rsid="000e41e5" style:font-size-asian="12.25pt" style:font-size-complex="14pt"/>
    </style:style>
    <style:style style:name="P13" style:family="paragraph" style:parent-style-name="Standard" style:list-style-name="L2">
      <style:text-properties style:font-name="Trebuchet MS1" fo:font-size="14pt" officeooo:rsid="000bc96e" officeooo:paragraph-rsid="000bc96e" style:font-size-asian="12.25pt" style:font-size-complex="14pt"/>
    </style:style>
    <style:style style:name="P14" style:family="paragraph" style:parent-style-name="Standard" style:list-style-name="L2">
      <style:text-properties style:font-name="Trebuchet MS1" fo:font-size="14pt" officeooo:rsid="000e41e5" officeooo:paragraph-rsid="000e41e5" style:font-size-asian="12.25pt" style:font-size-complex="14pt"/>
    </style:style>
    <style:style style:name="P15" style:family="paragraph" style:parent-style-name="Standard" style:list-style-name="L2">
      <style:text-properties style:font-name="Trebuchet MS1" fo:font-size="14pt" officeooo:rsid="000e5d2d" officeooo:paragraph-rsid="000e5d2d" style:font-size-asian="12.25pt" style:font-size-complex="14pt"/>
    </style:style>
    <style:style style:name="P16" style:family="paragraph" style:parent-style-name="Standard" style:list-style-name="L2">
      <style:text-properties style:font-name="Trebuchet MS1" fo:font-size="14pt" officeooo:rsid="000fb802" officeooo:paragraph-rsid="000fb802" style:font-size-asian="12.25pt" style:font-size-complex="14pt"/>
    </style:style>
    <style:style style:name="P17" style:family="paragraph" style:parent-style-name="Standard">
      <style:text-properties style:font-name="Trebuchet MS1" fo:font-size="14pt" officeooo:rsid="00108cb3" officeooo:paragraph-rsid="000fb802" style:font-size-asian="12.25pt" style:font-size-complex="14pt"/>
    </style:style>
    <style:style style:name="P18" style:family="paragraph" style:parent-style-name="Standard" style:list-style-name="L2">
      <style:text-properties style:font-name="Trebuchet MS1" fo:font-size="14pt" officeooo:rsid="0010e036" officeooo:paragraph-rsid="0010e036" style:font-size-asian="12.25pt" style:font-size-complex="14pt"/>
    </style:style>
    <style:style style:name="P19" style:family="paragraph" style:parent-style-name="Standard" style:list-style-name="L2">
      <style:text-properties style:font-name="Trebuchet MS1" fo:font-size="14pt" officeooo:rsid="0013b87d" officeooo:paragraph-rsid="0013b87d" style:font-size-asian="12.25pt" style:font-size-complex="14pt"/>
    </style:style>
    <style:style style:name="P20" style:family="paragraph" style:parent-style-name="Standard" style:list-style-name="L2">
      <style:text-properties style:font-name="Trebuchet MS1" fo:font-size="14pt" officeooo:rsid="0013b87d" officeooo:paragraph-rsid="00149c3d" style:font-size-asian="12.25pt" style:font-size-complex="14pt"/>
    </style:style>
    <style:style style:name="P21" style:family="paragraph" style:parent-style-name="Standard" style:list-style-name="L2">
      <style:text-properties style:font-name="Trebuchet MS1" fo:font-size="14pt" officeooo:rsid="0013b87d" officeooo:paragraph-rsid="0015f45e" style:font-size-asian="12.25pt" style:font-size-complex="14pt"/>
    </style:style>
    <style:style style:name="P22" style:family="paragraph">
      <style:paragraph-properties fo:text-align="start"/>
    </style:style>
    <style:style style:name="T1" style:family="text">
      <style:text-properties officeooo:rsid="000aee3f"/>
    </style:style>
    <style:style style:name="T2" style:family="text">
      <style:text-properties officeooo:rsid="000bc96e"/>
    </style:style>
    <style:style style:name="T3" style:family="text">
      <style:text-properties officeooo:rsid="000c1d05"/>
    </style:style>
    <style:style style:name="T4" style:family="text">
      <style:text-properties style:font-name="Trebuchet MS" officeooo:rsid="000c1d05" style:font-name-asian="Trebuchet MS" style:font-name-complex="Trebuchet MS"/>
    </style:style>
    <style:style style:name="T5" style:family="text">
      <style:text-properties officeooo:rsid="000c8935"/>
    </style:style>
    <style:style style:name="T6" style:family="text">
      <style:text-properties officeooo:rsid="000e13d7"/>
    </style:style>
    <style:style style:name="T7" style:family="text">
      <style:text-properties officeooo:rsid="000e39d8"/>
    </style:style>
    <style:style style:name="T8" style:family="text">
      <style:text-properties officeooo:rsid="000e41e5"/>
    </style:style>
    <style:style style:name="T9" style:family="text">
      <style:text-properties officeooo:rsid="00108cb3"/>
    </style:style>
    <style:style style:name="T10" style:family="text">
      <style:text-properties officeooo:rsid="0013023a"/>
    </style:style>
    <style:style style:name="T11" style:family="text">
      <style:text-properties officeooo:rsid="00149c3d"/>
    </style:style>
    <style:style style:name="T12" style:family="text">
      <style:text-properties officeooo:rsid="0015f45e"/>
    </style:style>
    <style:style style:name="T13" style:family="text">
      <style:text-properties officeooo:rsid="00179e3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orio #1: Aprendiendo a usar NetLogo</text:p>
      <text:p text:style-name="P1"/>
      <text:p text:style-name="P1">Objetivos:</text:p>
      <text:p text:style-name="P1"/>
      <text:list xml:id="list33161319" text:style-name="L1">
        <text:list-item>
          <text:p text:style-name="P5">Familiarizarse con el ambiente de programación NetLogo.</text:p>
        </text:list-item>
        <text:list-item>
          <text:p text:style-name="P5">Aprender a usar la plantilla de proyecto mientras se crea el primer proyecto en NetLogo.</text:p>
        </text:list-item>
      </text:list>
      <text:p text:style-name="P1"/>
      <text:p text:style-name="P6">Procedimiento:</text:p>
      <text:p text:style-name="P6"/>
      <text:list xml:id="list33164753" text:style-name="L2">
        <text:list-item>
          <text:p text:style-name="P7">Cree en su carpeta de documentos una subcarpeta denominada "Proyectos NetLogo" (si no es que ya existe).</text:p>
        </text:list-item>
        <text:list-item>
          <text:p text:style-name="P7">Debido a que en el proceso de modelado inevitablemente se generarán diferentes versiones del modelo, y a que también se generarán tablas con resultados de cada simulación para su estudio, siempre es conveniente abrir una nueva carpeta para cada proyecto. Por tanto cree dentro de la carpeta de proyectos de NetLogo una subcarpeta denominada "MushroomHunt".</text:p>
        </text:list-item>
        <text:list-item>
          <text:p text:style-name="P8"><text:span text:style-name="T6">Obtenga la plantilla de proyectos, haga una copia con el mismo nombre "mushroomhunt.nlogo" </text:span><text:span text:style-name="T1">(conservamos el nombre que se usa en el libro de texto)</text:span><text:span text:style-name="T6">.</text:span></text:p>
        </text:list-item>
        <text:list-item>
          <text:p text:style-name="P9"><text:span text:style-name="T1">Ejecute NetLogo y </text:span><text:span text:style-name="T6">abra el</text:span><text:span text:style-name="T1"> nuevo proyecto.</text:span></text:p>
        </text:list-item>
        <text:list-item>
          <text:p text:style-name="P13">Abra el diálogo de "configuración del modelo" (click: Configuración).</text:p>
        </text:list-item>
        <text:list-item>
          <text:p text:style-name="P13">Este diálogo permite:</text:p>
          <text:list>
            <text:list-item>
              <text:p text:style-name="P10"><text:span text:style-name="T2">definir las dimensiones del espacio de parcelas: </text:span><text:span text:style-name="T3">16x16</text:span><text:span text:style-name="T2">, </text:span></text:p>
            </text:list-item>
            <text:list-item>
              <text:p text:style-name="P10"><text:span text:style-name="T2">definir la ubicación del centro en dicho espacio: "</text:span><text:span text:style-name="T3">Centro"</text:span><text:span text:style-name="T2">, </text:span></text:p>
            </text:list-item>
            <text:list-item>
              <text:p text:style-name="P10"><text:span text:style-name="T2">determinar el tamaño de cada parcela: </text:span><text:span text:style-name="T3">13</text:span><text:span text:style-name="T2">, </text:span></text:p>
            </text:list-item>
            <text:list-item>
              <text:p text:style-name="P10"><text:span text:style-name="T2">determinar el tamaño de la fuente de texto: </text:span><text:span text:style-name="T3">10</text:span><text:span text:style-name="T2">, </text:span></text:p>
            </text:list-item>
            <text:list-item>
              <text:p text:style-name="P10"><text:span text:style-name="T2">determinar la cantidad de "frames" por segundo durante una animación: </text:span><text:span text:style-name="T3">30</text:span><text:span text:style-name="T2">, </text:span></text:p>
            </text:list-item>
            <text:list-item>
              <text:p text:style-name="P10"><text:span text:style-name="T2">determinar si se desea visualizar el contador temporal o no: </text:span><text:span text:style-name="T4">√</text:span><text:span text:style-name="T2">,</text:span></text:p>
            </text:list-item>
            <text:list-item>
              <text:p text:style-name="P13"><text:span text:style-name="T10">determinar </text:span>la etiqueta con que aparecerá (en la ventana de ejecución) denominado el contador temporal.</text:p>
            </text:list-item>
          </text:list>
        </text:list-item>
        <text:list-item>
          <text:p text:style-name="P11"><text:span text:style-name="T3">Mediante el control [Botón] cree un botón denominado "setup". Cree otro botón denominado "go". </text:span><text:span text:style-name="T5">Asígneles una instrucción con el mismo nombre. Para el botón "go" escoja la opción "continuamente" (Forever) que indica que la simulación no termina hasta que el usuario vuelva a pulsar dicho botón. </text:span><text:span text:style-name="T3">Estos dos botones deben aparecer en todo proyecto y corresponden con sendos procedimientos en el código cuyos nombres deben ser idénticos (</text:span><text:span text:style-name="T7">estos procedimientos ya existen en la plantilla de proyectos</text:span><text:span text:style-name="T3">).</text:span></text:p>
        </text:list-item>
        <text:list-item>
          <text:p text:style-name="P14">Ahora implementaremos la simulación de los "cazadores de hongos":</text:p>
          <text:list>
            <text:list-item>
              <text:p text:style-name="P14">Agregue una variable global denominada "numClusters" que representa la cantidad de montones de hongos. Esto debe hacerse <text:soft-page-break/>en la lista globals.</text:p>
            </text:list-item>
            <text:list-item>
              <text:p text:style-name="P12"><text:span text:style-name="T8">Agregue en el procedimiento "init-globals": set numClusters 4 que </text:span><text:span text:style-name="T8">permitirá inicializar la variable global.</text:span></text:p>
            </text:list-item>
            <text:list-item>
              <text:p text:style-name="P14">Agregue en el procedimiento P-init lo siguiente:</text:p>
            </text:list-item>
          </text:list>
        </text:list-item>
      </text:list>
      <text:p text:style-name="P2"><draw:rect text:anchor-type="paragraph" draw:z-index="0" draw:style-name="gr1" draw:text-style-name="P22" svg:width="8.626cm" svg:height="4.657cm" svg:x="1.99cm" svg:y="0.178cm"><text:p text:style-name="P22">ask n-of numClusters patches </text:p><text:p text:style-name="P22">[</text:p><text:p text:style-name="P22"><text:s text:c="4"/>ask n-of 20 patches in-radius 5</text:p><text:p text:style-name="P22"><text:s text:c="4"/>[</text:p><text:p text:style-name="P22"><text:s text:c="7"/>set pcolor red</text:p><text:p text:style-name="P22"><text:s text:c="4"/>]</text:p><text:p text:style-name="P22"><text:s text:c="2"/>]</text:p></draw:rect></text:p>
      <text:p text:style-name="P2"/>
      <text:p text:style-name="P2"/>
      <text:p text:style-name="P2"/>
      <text:p text:style-name="P2"/>
      <text:p text:style-name="P2"/>
      <text:p text:style-name="P2"/>
      <text:p text:style-name="P2"/>
      <text:p text:style-name="P2"/>
      <text:list xml:id="list33527529" text:continue-numbering="true" text:style-name="L2">
        <text:list-item>
          <text:list>
            <text:list-item>
              <text:p text:style-name="P14">Este código permite escoger al azar "numClusters" parcelas que representarán sendos grupos y colorearlos de rojo, cada grupo tiene 20 parcelas más escogidas al azar entre las que se encuentran en un radio de 5 (unidades de espacio de parcelas) de las originalmente seleccionadas.</text:p>
            </text:list-item>
            <text:list-item>
              <text:p text:style-name="P15">Ahora agregue el siguiente código para el procedimiento "setup":</text:p>
            </text:list-item>
          </text:list>
        </text:list-item>
      </text:list>
      <text:p text:style-name="P4"/>
      <text:p text:style-name="P4"><draw:rect text:anchor-type="paragraph" draw:z-index="1" draw:style-name="gr1" draw:text-style-name="P22" svg:width="15.638cm" svg:height="4.208cm" svg:x="1.963cm" svg:y="0.002cm"><text:p text:style-name="P22"><text:s text:c="2"/>ca ;; restablece todas las variables de ambiente para iniciar simulación nueva.</text:p><text:p text:style-name="P22"><text:s text:c="2"/>init-globals</text:p><text:p text:style-name="P22"><text:s text:c="2"/>;; Deberían crearse e inicializarse tortugas y parcelas.</text:p><text:p text:style-name="P22"><text:s text:c="2"/>P-init ;; inicializa las parcelas</text:p><text:p text:style-name="P22"><text:s text:c="2"/>crt 2</text:p><text:p text:style-name="P22"><text:s text:c="2"/>[</text:p><text:p text:style-name="P22"><text:s text:c="4"/>T-init</text:p><text:p text:style-name="P22"><text:s text:c="2"/>]</text:p></draw:rect></text:p>
      <text:p text:style-name="P4"/>
      <text:p text:style-name="P4"/>
      <text:p text:style-name="P4"/>
      <text:p text:style-name="P4"/>
      <text:p text:style-name="P4"/>
      <text:p text:style-name="P4"/>
      <text:p text:style-name="P4"/>
      <text:p text:style-name="P3"/>
      <text:list xml:id="list33522720" text:continue-numbering="true" text:style-name="L2">
        <text:list-item>
          <text:list>
            <text:list-item>
              <text:p text:style-name="P15">Este código permite inicializar la variable global y las parcelas. Crear dos tortugas (crt 2) y las inicializa.</text:p>
            </text:list-item>
            <text:list-item>
              <text:p text:style-name="P15">Finalmente debemos configurar las tortugas que en nuestro modelo representan a los cazadores de hongos, para lo cual es necesario agregar una variable de estado a las tortugas. Esto lo hacemos en la lista turtles-own que se encuentra en la sección de definición de las tortugas y la denominaremos: "timeSinceLastFound". Este atributo o variable de estado representa la cantidad de ticks transcurrida entre la ultima vez que el buscador encontró un poco de hongos y el tick o momento actual.</text:p>
            </text:list-item>
            <text:list-item>
              <text:p text:style-name="P16"><text:span text:style-name="T11">Para terminar de implementar el modelo "MushroomHunter"</text:span> es necesario programar el comportamiento principal que es precisamente el comportamiento de búsqueda. <text:span text:style-name="T9">Este comportamiento se puede programar de la siguiente manera en el procedimiento "T-search":</text:span></text:p>
            </text:list-item>
          </text:list>
        </text:list-item>
      </text:list>
      <text:p text:style-name="P17"><text:soft-page-break/></text:p>
      <text:p text:style-name="P17"><draw:rect text:anchor-type="paragraph" draw:z-index="2" draw:style-name="gr1" draw:text-style-name="P22" svg:width="15.638cm" svg:height="7.628cm" svg:x="1.963cm" svg:y="0.178cm"><text:p text:style-name="P22">to T-search</text:p><text:p text:style-name="P22"><text:s text:c="2"/>ifelse timeSinceLastFound &lt;= 20</text:p><text:p text:style-name="P22"><text:s text:c="5"/>[right (random 181) - 90]</text:p><text:p text:style-name="P22"><text:s text:c="5"/>[right (random 21) - 10]</text:p><text:p text:style-name="P22"><text:s text:c="2"/>forward 1</text:p><text:p text:style-name="P22"><text:s text:c="2"/>ifelse pcolor = red</text:p><text:p text:style-name="P22"><text:s text:c="4"/>[</text:p><text:p text:style-name="P22"><text:s text:c="6"/>set timeSinceLastFound 0</text:p><text:p text:style-name="P22"><text:s text:c="6"/>set pcolor yellow</text:p><text:p text:style-name="P22"><text:s text:c="4"/>]</text:p><text:p text:style-name="P22"><text:s text:c="4"/>[</text:p><text:p text:style-name="P22"><text:s text:c="6"/>set timeSinceLastFound timeSinceLastFound + 1</text:p><text:p text:style-name="P22"><text:s text:c="4"/>]</text:p><text:p text:style-name="P22">end</text:p></draw:rec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3527813" text:continue-numbering="true" text:style-name="L2">
        <text:list-item>
          <text:list>
            <text:list-item>
              <text:p text:style-name="P18">Como puede verse en los trozos de código agregados a este proyecto, nuestras convenciones de código son (aparte de la plantilla):</text:p>
              <text:list>
                <text:list-item>
                  <text:p text:style-name="P18">Los nombres de variables empiezan en minúscula y, cuando se basa en unión de palabras, se destacan las diferentes palabras por medio de una mayúscula inicial.</text:p>
                </text:list-item>
                <text:list-item>
                  <text:p text:style-name="P18">Los nombres de procedimientos inician con "T" para los de las tortugas y con "P" los de las parcelas. Luego de esa primera letra sigue un guión "-" y luego el nombre específico del procedimiento. Para el resto del nombre usaremos la misma regla para denominar las variables.</text:p>
                </text:list-item>
              </text:list>
            </text:list-item>
            <text:list-item>
              <text:p text:style-name="P19">La estrategia de búsqueda consiste en moverse despacio por una franja pequeña mientras no se encuentre ningún hongo. Cuando aparece un hongo, se amplía la franja para detectar otros que puedan estar muy cerca. En el texto aparece toda la discusión sobre esta estrategia.</text:p>
            </text:list-item>
          </text:list>
        </text:list-item>
        <text:list-item>
          <text:p text:style-name="P20"><text:span text:style-name="T11">Finalmente, desde la "Terminal de Instrucciones" es posible aplicar instrucciones sobre las tortugas, sobre las parcelas, sobre los enlaces y sobre el observador:</text:span></text:p>
          <text:list>
            <text:list-item>
              <text:p text:style-name="P20"><text:span text:style-name="T11">Aplique sobre las tortugas la instrucción: "hatch 1[right 160]" que ordena a cada tortuga clonarse una vez y da un giro a la nueva tortuga. Realice esto varias veces.</text:span></text:p>
            </text:list-item>
            <text:list-item>
              <text:p text:style-name="P20"><text:span text:style-name="T11">Aplique al observador: "show count turtles" que permite determinar cuántas tortugas hay en el ambiente en un momento determinado.</text:span></text:p>
            </text:list-item>
            <text:list-item>
              <text:p text:style-name="P21"><text:span text:style-name="T12">Nuestro programa no hace uso del tiempo </text:span><text:span text:style-name="T13">hasta ahora</text:span><text:span text:style-name="T12"> lo cual se puede lograr de la siguiente forma:</text:span></text:p>
              <text:list>
                <text:list-item>
                  <text:p text:style-name="P21"><text:span text:style-name="T12">Agregue al inicio del procedimiento "seteup" la instrucción: "reset-ticks" para reiniciar el contador de tiempo cada vez que se inicia una simulación.</text:span></text:p>
                </text:list-item>
                <text:list-item>
                  <text:p text:style-name="P21"><text:soft-page-break/><text:span text:style-name="T12">En general, se puede suponer que una unidad de tiempo transcurre cada vez que se ejecuta el procedimiento "go", por eso se puede agregar la instrucción "tick" al inicio del código de dicho procedimiento. De esta manera, el valor del contador de "ticks" aparecerá ahora en el encabezado de la ventana de animación.</text:span></text:p>
                </text:list-item>
              </text:list>
            </text:list-item>
          </text:list>
        </text:list-item>
      </text:list>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55S</meta:editing-duration>
    <meta:editing-cycles>17</meta:editing-cycles>
    <meta:generator>LibreOffice/3.6$Windows_x86 LibreOffice_project/58f22d5-270d05a-e2abed1-ea17a85-9b5702</meta:generator>
    <dc:date>2012-12-14T13:38:36.02</dc:date>
    <dc:creator>Alan Calderón Castro</dc:creator>
    <meta:document-statistic meta:table-count="0" meta:image-count="0" meta:object-count="0" meta:page-count="4" meta:paragraph-count="38" meta:word-count="864" meta:character-count="5363" meta:non-whitespace-character-count="4567"/>
    <meta:user-defined meta:name="Info 1"/>
    <meta:user-defined meta:name="Info 2"/>
    <meta:user-defined meta:name="Info 3"/>
    <meta:user-defined meta:name="Info 4"/>
  </office:meta>
</office:document-meta>
</file>